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01da"/>
    </style:style>
    <style:style style:name="P2" style:family="paragraph" style:parent-style-name="Standard">
      <style:text-properties fo:font-weight="bold" officeooo:paragraph-rsid="000001da" style:font-weight-asian="bold" style:font-weight-complex="bold"/>
    </style:style>
    <style:style style:name="P3" style:family="paragraph" style:parent-style-name="Standard">
      <style:text-properties fo:font-style="italic" fo:font-weight="bold" officeooo:paragraph-rsid="000001da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paragraph-rsid="000001da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Introduction</text:p>
      <text:p text:style-name="P1"/>
      <text:p text:style-name="P1">L'application de vêtements est une plateforme mobile qui permettra aux utilisateurs de découvrir, acheter et gérer leur garde-robe en ligne. L'objectif principal de l'application est de fournir une expérience de shopping conviviale et personnalisée pour les utilisateurs. </text:p>
      <text:p text:style-name="P1"/>
      <text:p text:style-name="P2">2. Objectifs</text:p>
      <text:p text:style-name="P1"/>
      <text:p text:style-name="P1">Les objectifs de cette application sont les suivants : </text:p>
      <text:p text:style-name="P1"/>
      <text:p text:style-name="P1">Fournir aux utilisateurs une interface conviviale pour parcourir et acheter des vêtements en ligne. </text:p>
      <text:p text:style-name="P1"/>
      <text:p text:style-name="P1">Offrir des fonctionnalités de personnalisation pour recommander des vêtements en fonction des préférences des utilisateurs. </text:p>
      <text:p text:style-name="P1"/>
      <text:p text:style-name="P1">Permettre aux utilisateurs de gérer leur garde-robe virtuelle en ajoutant, modifiant et supprimant des articles. </text:p>
      <text:p text:style-name="P1"/>
      <text:p text:style-name="P1">Faciliter le processus de paiement en ligne de manière sécurisée. </text:p>
      <text:p text:style-name="P1"/>
      <text:p text:style-name="P1">Fournir des fonctionnalités de partage social pour permettre aux utilisateurs de partager leurs achats et leurs styles. </text:p>
      <text:p text:style-name="P1"/>
      <text:p text:style-name="P2">3. Fonctionnalités principales</text:p>
      <text:p text:style-name="P1"/>
      <text:p text:style-name="P1">L'application de vêtements doit inclure les fonctionnalités suivantes : </text:p>
      <text:p text:style-name="P1"/>
      <text:p text:style-name="P3">3.1. Inscription et profil utilisateur</text:p>
      <text:p text:style-name="P1"/>
      <text:p text:style-name="P1">Création de compte utilisateur avec nom, adresse e-mail et mot de passe.</text:p>
      <text:p text:style-name="P1">Possibilité de se connecter via les réseaux sociaux. </text:p>
      <text:p text:style-name="P1">Profils utilisateur personnalisés avec des informations telles que la taille, le sexe, les préférences de style, etc. </text:p>
      <text:p text:style-name="P1"/>
      <text:p text:style-name="P3">3.2. Catalogue de vêtements</text:p>
      <text:p text:style-name="P1"/>
      <text:p text:style-name="P1">Présentation des vêtements sous forme de photos avec descriptions détaillées. </text:p>
      <text:p text:style-name="P1">Possibilité de trier et de filtrer les vêtements par catégorie, taille, couleur, etc. </text:p>
      <text:p text:style-name="P1">Moteur de recherche puissant pour trouver rapidement des articles spécifiques. </text:p>
      <text:p text:style-name="P1"/>
      <text:p text:style-name="P3">3.3. Personnalisation</text:p>
      <text:p text:style-name="P1"/>
      <text:p text:style-name="P1"><text:s/>Recommandations de vêtements basées sur l'historique d'achat et les préférences de l'utilisateur. Possibilité de créer une liste de souhaits. </text:p>
      <text:p text:style-name="P1">Système de notation et d'avis sur les produits. </text:p>
      <text:p text:style-name="P1"/>
      <text:p text:style-name="P3">3.4. Gestion de la garde-robe</text:p>
      <text:p text:style-name="P1"/>
      <text:p text:style-name="P1">Ajout, modification et suppression d'articles dans la garde-robe virtuelle de l'utilisateur.</text:p>
      <text:p text:style-name="P1">Suivi de l'historique des achats. </text:p>
      <text:p text:style-name="P1"/>
      <text:p text:style-name="P1"/>
      <text:p text:style-name="P3"><text:soft-page-break/>3.5. Panier d'achat et paiement</text:p>
      <text:p text:style-name="P1"/>
      <text:p text:style-name="P1">Ajout d'articles au panier. </text:p>
      <text:p text:style-name="P1">Processus de paiement sécurisé avec différentes options de paiement (carte de crédit, PayPal, etc.). </text:p>
      <text:p text:style-name="P1"/>
      <text:p text:style-name="P3">3.6. Fonctionnalités sociales</text:p>
      <text:p text:style-name="P1"/>
      <text:p text:style-name="P1">Possibilité de partager des articles, des looks ou des avis sur les réseaux sociaux. </text:p>
      <text:p text:style-name="P1">Interaction avec d'autres utilisateurs, suivi d'amis, etc. </text:p>
      <text:p text:style-name="P1"/>
      <text:p text:style-name="P3">3.7. Notifications</text:p>
      <text:p text:style-name="P1"/>
      <text:p text:style-name="P1">Notifications en temps réel pour les nouvelles arrivées, les offres spéciales, les promotions, etc. </text:p>
      <text:p text:style-name="P1"/>
      <text:p text:style-name="P2">4. Plateformes cibles</text:p>
      <text:p text:style-name="P1"/>
      <text:p text:style-name="P1">L'application sera développée pour les plateformes suivantes : iOS (iPhone et iPad) Android (smartphones et tablettes) </text:p>
      <text:p text:style-name="P2"/>
      <text:p text:style-name="P2">5. Langues et régions</text:p>
      <text:p text:style-name="P1"/>
      <text:p text:style-name="P1">L'application sera disponible en plusieurs langues et prendra en charge plusieurs régions. </text:p>
      <text:p text:style-name="P1"/>
      <text:p text:style-name="P2">6. Conception et interface utilisateur</text:p>
      <text:p text:style-name="P1"/>
      <text:p text:style-name="P1">L'application doit avoir une interface utilisateur attrayante et conviviale. </text:p>
      <text:p text:style-name="P1"/>
      <text:p text:style-name="P2">7. Sécurité</text:p>
      <text:p text:style-name="P1"/>
      <text:p text:style-name="P1">La sécurité des données des utilisateurs et des transactions en ligne est une priorité. </text:p>
      <text:p text:style-name="P1"/>
      <text:p text:style-name="P2">8. Budget et calendrier</text:p>
      <text:p text:style-name="P1"/>
      <text:p text:style-name="P1">Établissement d'un budget pour le développement de l'application. </text:p>
      <text:p text:style-name="P1">Définition d'un calendrier de développement avec des étapes clés. </text:p>
      <text:p text:style-name="P1"/>
      <text:p text:style-name="P2">9. Tests et maintenance</text:p>
      <text:p text:style-name="P1"/>
      <text:p text:style-name="P1">Plan de tests pour s'assurer que l'application fonctionne correctement et plan de maintenance pour les mises à jour futures. </text:p>
      <text:p text:style-name="P1"/>
      <text:p text:style-name="P2">10. Livrables</text:p>
      <text:p text:style-name="P2"/>
      <text:p text:style-name="P1">Application mobile complète pour iOS et Android. Documentation techniqu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4:10:14.890000000</meta:creation-date>
    <dc:date>2023-10-09T16:52:46.916000000</dc:date>
    <meta:editing-duration>PT2H26M39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48" meta:word-count="445" meta:character-count="3202" meta:non-whitespace-character-count="2776"/>
  </office:meta>
</office:document-meta>
</file>